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/>
    </style:style>
    <style:style style:name="P3" style:family="paragraph" style:parent-style-name="Standard">
      <style:paragraph-properties>
        <style:tab-stops>
          <style:tab-stop style:position="6.6953in"/>
        </style:tab-stops>
      </style:paragraph-properties>
      <style:text-properties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style:font-name="Times New Roman" fo:font-size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/>
    </style:style>
    <style:style style:name="P7" style:family="paragraph" style:parent-style-name="Standard">
      <style:paragraph-properties fo:margin-left="0.1965in" fo:margin-right="0in" fo:text-indent="0in" style:auto-text-indent="false">
        <style:tab-stops>
          <style:tab-stop style:position="6.4984in"/>
        </style:tab-stops>
      </style:paragraph-properties>
      <style:text-properties style:font-name="Times New Roman" fo:font-size="12pt"/>
    </style:style>
    <style:style style:name="P8" style:family="paragraph" style:parent-style-name="Standard">
      <style:paragraph-properties fo:margin-left="0.3929in" fo:margin-right="0in" fo:text-indent="0in" style:auto-text-indent="false">
        <style:tab-stops>
          <style:tab-stop style:position="6.302in"/>
        </style:tab-stops>
      </style:paragraph-properties>
      <style:text-properties style:font-name="Times New Roman" fo:font-size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/>
    </style:style>
    <style:style style:name="P10" style:family="paragraph" style:parent-style-name="Standard" style:list-style-name="L3">
      <style:paragraph-properties fo:text-align="justify" style:justify-single-word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language="ru" fo:country="RU" officeooo:rsid="0016d0c2" officeooo:paragraph-rsid="0016d0c2"/>
    </style:style>
    <style:style style:name="P11" style:family="paragraph" style:parent-style-name="Standard" style:list-style-name="L3">
      <style:paragraph-properties fo:text-align="justify" style:justify-single-word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language="ru" fo:country="RU" officeooo:rsid="0016e2be" officeooo:paragraph-rsid="0016e2be"/>
    </style:style>
    <style:style style:name="P12" style:family="paragraph" style:parent-style-name="Standard">
      <style:text-properties style:font-name="Arial" fo:font-size="16pt" fo:font-weight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" fo:font-size="12pt" fo:letter-spacing="normal"/>
    </style:style>
    <style:style style:name="P14" style:family="paragraph" style:parent-style-name="Standard">
      <style:paragraph-properties fo:margin-top="0.1665in" fo:margin-bottom="0.0835in" loext:contextual-spacing="false"/>
      <style:text-properties style:font-name="Arial" fo:font-size="12pt" fo:font-weight="bold"/>
    </style:style>
    <style:style style:name="P15" style:family="paragraph" style:parent-style-name="Standard">
      <style:paragraph-properties fo:margin-top="0.1665in" fo:margin-bottom="0.0835in" loext:contextual-spacing="false" fo:text-align="justify" style:justify-single-word="false"/>
      <style:text-properties style:font-name="Arial" fo:font-size="12pt" fo:font-weight="bold"/>
    </style:style>
    <style:style style:name="P16" style:family="paragraph" style:parent-style-name="Standard">
      <style:paragraph-properties fo:margin-top="0.1665in" fo:margin-bottom="0.0835in" loext:contextual-spacing="false"/>
      <style:text-properties style:font-name="Arial" fo:font-size="14pt" fo:font-weight="bold"/>
    </style:style>
    <style:style style:name="P17" style:family="paragraph" style:parent-style-name="Standard" style:list-style-name="L1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18" style:family="paragraph" style:parent-style-name="Standard" style:list-style-name="L2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language="ru" fo:country="RU" officeooo:rsid="0016d0c2" officeooo:paragraph-rsid="0016d0c2"/>
    </style:style>
    <style:style style:name="T1" style:family="text">
      <style:text-properties fo:font-weight="bold"/>
    </style:style>
    <style:style style:name="T2" style:family="text">
      <style:text-properties fo:font-weight="bold" officeooo:rsid="0016d0c2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language="ru" fo:country="RU" officeooo:rsid="0016d0c2"/>
    </style:style>
    <style:style style:name="T6" style:family="text">
      <style:text-properties fo:language="ru" fo:country="RU" officeooo:rsid="0016e2be"/>
    </style:style>
    <style:style style:name="T7" style:family="text">
      <style:text-properties fo:language="ru" fo:country="RU" officeooo:rsid="00181927"/>
    </style:style>
    <style:style style:name="T8" style:family="text">
      <style:text-properties fo:language="ru" fo:country="RU" fo:font-weight="bold" officeooo:rsid="0016e2be" style:font-weight-asian="bold" style:font-weight-complex="bold"/>
    </style:style>
    <style:style style:name="T9" style:family="text">
      <style:text-properties fo:language="ru" fo:country="RU" fo:font-weight="bold" officeooo:rsid="00181927" style:font-weight-asian="bold" style:font-weight-complex="bold"/>
    </style:style>
    <style:style style:name="T10" style:family="text">
      <style:text-properties fo:language="ru" fo:country="RU" fo:font-weight="normal" officeooo:rsid="0016e2be" style:font-weight-asian="normal" style:font-weight-complex="normal"/>
    </style:style>
    <style:style style:name="T11" style:family="text">
      <style:text-properties fo:language="ru" fo:country="RU" fo:font-weight="normal" officeooo:rsid="00181927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officeooo:rsid="0016d0c2"/>
    </style:style>
    <style:style style:name="T14" style:family="text">
      <style:text-properties fo:language="en" fo:country="US" officeooo:rsid="0016d0c2"/>
    </style:style>
    <style:style style:name="T15" style:family="text">
      <style:text-properties fo:language="en" fo:country="US" fo:font-weight="bold" officeooo:rsid="0016d0c2" style:font-weight-asian="bold" style:font-weight-complex="bold"/>
    </style:style>
    <style:style style:name="T16" style:family="text">
      <style:text-properties fo:language="en" fo:country="US" fo:font-weight="bold" officeooo:rsid="00181927" style:font-weight-asian="bold" style:font-weight-complex="bold"/>
    </style:style>
    <style:style style:name="T17" style:family="text">
      <style:text-properties fo:language="en" fo:country="US" officeooo:rsid="0016e2be"/>
    </style:style>
    <style:style style:name="T18" style:family="text">
      <style:text-properties fo:language="en" fo:country="US" officeooo:rsid="00181927"/>
    </style:style>
    <style:style style:name="T19" style:family="text">
      <style:text-properties fo:language="en" fo:country="US" fo:font-weight="normal" officeooo:rsid="00181927" style:font-weight-asian="normal" style:font-weight-complex="normal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Шаламов В.В.</text:p>
      <text:p text:style-name="P6"/>
      <text:p text:style-name="P6"/>
      <text:p text:style-name="P6"/>
      <text:p text:style-name="P6"/>
      <text:p text:style-name="P6"/>
      <text:p text:style-name="P6"/>
      <text:p text:style-name="P9">Отчет по курсовой работе</text:p>
      <text:p text:style-name="P9">«External Memory: K-Way merge sort»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2">2015</text:p>
      <text:p text:style-name="P2"/>
      <text:p text:style-name="P2"/>
      <text:p text:style-name="P12"><text:soft-page-break/>Оглавление</text:p>
      <text:p text:style-name="P3">1. Введение<text:tab/>3</text:p>
      <text:p text:style-name="P7">1.1. Постановка задачи<text:tab/>3</text:p>
      <text:p text:style-name="P7">1.2. Пояснение сложности задачи<text:tab/>3</text:p>
      <text:p text:style-name="P3">2. Реализация<text:tab/>4</text:p>
      <text:p text:style-name="P7">2.1. ExternalStorage<text:tab/>4</text:p>
      <text:p text:style-name="P7">2.2. ExternalHeap<text:tab/>4</text:p>
      <text:p text:style-name="P8">2.2.1. Добавление элемента/элементов<text:tab/>5</text:p>
      <text:p text:style-name="P8">2.2.2. Извлечение максимального элемента/элементов<text:tab/>5</text:p>
      <text:p text:style-name="P7">2.3. Тесты<text:tab/>5</text:p>
      <text:p text:style-name="P3">3. Результаты<text:tab/>6</text:p>
      <text:p text:style-name="P3">4. Источники<text:tab/>7</text:p>
      <text:p text:style-name="P1"/>
      <text:p text:style-name="P15">1. Введение</text:p>
      <text:p text:style-name="P16">1.1. Постановка задачи</text:p>
      <text:p text:style-name="P13"><text:tab/>Реализовать алгоритм сортировки K-Way Merge Sort в external memory.</text:p>
      <text:p text:style-name="P16">1.2. Пояснение сложности задачи</text:p>
      <text:p text:style-name="P13"><text:tab/>В external memory можно читать и писать только блоками фиксированного размера, поэтому обычная сортировка работала бы на external memory крайне неэффективно: для каждого обращения к одному любому элементу читался/записывался бы сразу целый блок. Невозможно загрузить в оперативную память сразу все данные и отсортировать, даже если читать из с диска и писать на диск долгами фиксированного размера.</text:p>
      <text:p text:style-name="P14">2. Реализация</text:p>
      <text:p text:style-name="P4"><text:tab/>Для реализации поставленной задачи был выбран язык программирования Java. Использовалась последняя на момент написания кода сборка jdk 8u112.</text:p>
      <text:p text:style-name="P4"><text:tab/>Задача была разбита на 3 части:</text:p>
      <text:list xml:id="list7486941138253110491" text:style-name="L1">
        <text:list-item>
          <text:p text:style-name="P17">Разработка класса <text:span text:style-name="T1">ExternalSort</text:span>, который предоставляет единственный метод <text:span text:style-name="T1">sort</text:span>, позволяющий отсортировать данные в указанном исходном файле и <text:soft-page-break/>записать сохраненный результат в указанный выходной файл. В процессе сортировки может создаваться множество временных файлов, количество которых ограничено заранее заданной константой <text:span text:style-name="T1">TEMP_FILES_LIMIT</text:span>, которая по умолчанию равна <text:span text:style-name="T1">1024</text:span>. </text:p>
        </text:list-item>
        <text:list-item>
          <text:p text:style-name="P17">Разработка класса <text:span text:style-name="T1">BinaryFileOfIntsBuffer</text:span>, который инкапсулирует логику поблокового чтения и десериализации сортируемых объектов (в данном случае - 4-байтовых целых чисел). </text:p>
        </text:list-item>
        <text:list-item>
          <text:p text:style-name="P17">Разработка методов для генерации файлов со случайными данными и для тестирования работы <text:span text:style-name="T1">ExternaSort</text:span>.</text:p>
        </text:list-item>
      </text:list>
      <text:p text:style-name="P16">2.1. ExternalSort</text:p>
      <text:p text:style-name="P4"><text:tab/>Класс <text:span text:style-name="T1">ExternalSort</text:span> конструируется для сортировки данных в файле. Использует финкциональность, предоставляемую классом <text:span text:style-name="T1">BinaryFileOfIntsBuffer</text:span> для чтения файлов с диска. Предоставляет метод:</text:p>
      <text:list xml:id="list6508725889963457716" text:style-name="L2">
        <text:list-item>
          <text:p text:style-name="P18"><text:span text:style-name="T3">sort(inputFile, outputFile)</text:span> — сортирует данные в inputFile, записывает данные в outputFile. ;</text:p>
        </text:list-item>
      </text:list>
      <text:p text:style-name="P4"><text:tab/></text:p>
      <text:p text:style-name="P4"><text:tab/>Кроме того, класс <text:span text:style-name="T1">ExternalSort</text:span> в процессе работы создает множество временных файлов в директории для временных файлов текущего пользователя, <text:s/>а затем автоматически удаляет их.</text:p>
      <text:p text:style-name="P4"><text:tab/></text:p>
      <text:p text:style-name="P4"><text:tab/>Сортировка проводится с помощью алгоритма <text:s/>K-Way Merge Sort. Рассмотрим его подробнее.</text:p>
      <text:p text:style-name="P16">2.2. BinaryFileOfIntsBuffer</text:p>
      <text:p text:style-name="P4"><text:tab/>Данный класс реализует функциональность чтения нужных объектов из переданного файла по одному, либо порцией не превышающей указанный размер (может быть меньше, если файл закончился).</text:p>
      <text:p text:style-name="P4"/>
      <text:p text:style-name="P4"><text:tab/>Список поддерживаемых методов:</text:p>
      <text:list xml:id="list83725852101178" text:style-name="L2">
        <text:list-item>
          <text:p text:style-name="P18"><text:span text:style-name="T3">BinaryFileOfIntsBuffer(file: File) </text:span>– публично доступный конструктор. Создает класс, считывает первый блок из файла, инициализирует, кеширует первый элемент;</text:p>
        </text:list-item>
        <text:list-item>
          <text:p text:style-name="P18"><text:span text:style-name="T3">isEmpty()</text:span> – возвращает <text:span text:style-name="T1">true</text:span>, если в файле больше нет доступных для чтения объектов;</text:p>
        </text:list-item>
        <text:list-item>
          <text:p text:style-name="P18"><text:span text:style-name="T3">pop()</text:span> – возвращает закешированный элемент, инвалидирует кэш. Если доступны еще элементы, <text:s/>то кэширует следующий. В противном случае, переходит в терминальное состояние, и с этого момента метод isEmpty() всегда возвращает true, а методы peek(), pop() и popBatch() при вызове выбрасывают исключение;</text:p>
        </text:list-item>
        <text:list-item>
          <text:p text:style-name="P18"><text:span text:style-name="T3">popBatch(</text:span><text:span text:style-name="T4">amount : int</text:span><text:span text:style-name="T3">)</text:span> – повторяет операцию pop() <text:span text:style-name="T1">amount</text:span> раз, либо пока не закончатся элементы в файле. Возвращает полученные элементы;</text:p>
        </text:list-item>
        <text:list-item>
          <text:p text:style-name="P18"><text:span text:style-name="T3">peek()</text:span> – возвращает закодированный элемент;</text:p>
        </text:list-item>
        <text:list-item>
          <text:p text:style-name="P18"><text:span text:style-name="T3">close()</text:span> – <text:s/>закрывает открытый на чтение файл. Нужен для освобождения ресурсов;</text:p>
        </text:list-item>
        <text:list-item>
          <text:p text:style-name="P18"><text:span text:style-name="T3">delete()</text:span> – закрывает открытый на чтение файл и удаляет его. Нужен для освобождения ресурсов;</text:p>
        </text:list-item>
      </text:list>
      <text:p text:style-name="P5"/>
      <text:p text:style-name="P16">2.3. Тесты</text:p>
      <text:p text:style-name="P4"><text:tab/>Для тестирования <text:span text:style-name="T1">External</text:span><text:span text:style-name="T2">Sort</text:span> были разработаны следующие тесты:</text:p>
      <text:list xml:id="list83725021215937" text:style-name="L2">
        <text:list-item>
          <text:p text:style-name="P18"><text:soft-page-break/><text:span text:style-name="T5">Н</text:span>ебольших теста, проверяющих работоспособность <text:span text:style-name="T5">и корректность </text:span>основных операций <text:span text:style-name="T5">и методов</text:span>.</text:p>
        </text:list-item>
        <text:list-item>
          <text:p text:style-name="P18">Тест, производящий <text:span text:style-name="T13">external merge sort </text:span>набора случайных чисел. <text:span text:style-name="T5">В данном случае использовались бинарные файлы различного размера, в который каждые последовательные 4 байта интерпретируются как одно 4-байтовое число типа </text:span><text:span text:style-name="T15">int</text:span><text:span text:style-name="T14">.</text:span> </text:p>
        </text:list-item>
      </text:list>
      <text:p text:style-name="P19">При запуске программы указываются опции, определяющие её поведение:</text:p>
      <text:list xml:id="list1651809324991789210" text:style-name="L3">
        <text:list-item>
          <text:p text:style-name="P10">-<text:span text:style-name="T12">g &lt;file.bin&gt; &lt;intNum&gt; – </text:span>программа создает указанный файл и заполняет его указанным количеством 4-байтовых чисел.</text:p>
        </text:list-item>
        <text:list-item>
          <text:p text:style-name="P10">-с <text:span text:style-name="T17">&lt;file.bin&gt;</text:span></text:p>
        </text:list-item>
        <text:list-item>
          <text:p text:style-name="P11"><text:span text:style-name="T12">-s &lt;file.in.bin&gt; &lt;file.out.bin&gt;</text:span></text:p>
        </text:list-item>
        <text:list-item>
          <text:p text:style-name="P11"><text:span text:style-name="T12">-t </text:span></text:p>
        </text:list-item>
      </text:list>
      <text:p text:style-name="P14">3. Результаты</text:p>
      <text:p text:style-name="P4"><text:tab/><text:span text:style-name="T6">Работа алгоритма тестировалась со следующими вариациями. Было сгенерировано </text:span><text:span text:style-name="T8">3</text:span><text:span text:style-name="T6"> файла, состоящие из </text:span><text:span text:style-name="T8">1 024 000</text:span><text:span text:style-name="T10">,</text:span><text:span text:style-name="T8"> 10 240 000 </text:span><text:span text:style-name="T10">и</text:span><text:span text:style-name="T8"> 102 400 000</text:span><text:span text:style-name="T6"> 4-байтовых целых чисел, размером, соответственно (</text:span><text:span text:style-name="T9">4000 </text:span><text:span text:style-name="T16">Kb</text:span><text:span text:style-name="T19">,</text:span><text:span text:style-name="T16"> 40 000 Kb </text:span><text:span text:style-name="T11">и</text:span><text:span text:style-name="T9"> 400 000 </text:span><text:span text:style-name="T16">Kb</text:span><text:span text:style-name="T6">) соответственно. </text:span>В результате тестирования был построен график зависимости количества операций чтения/записи блоков (взят размер блока 4096 элементов) от размера данных для <text:span text:style-name="T3">heapsort</text:span>:</text:p>
      <text:p text:style-name="P4"/>
      <text:p text:style-name="P4"/>
      <text:p text:style-name="P4"><text:tab/>Синяя линия — зависимость количества чтений от числа элементов, красная линия — зависимость количества записей от числа элементов, желтая линия (проходит под синей) построена по формуле, при этом взято <text:span text:style-name="T3">C =</text:span> 2.83.</text:p>
      <text:p text:style-name="P4"><text:tab/>Эти результаты подтверждают, что операции <text:span text:style-name="T3">insert</text:span> и <text:span text:style-name="T3">extractMax</text:span> работают за <text:span text:style-name="T3">O(H)</text:span>.</text:p>
      <text:p text:style-name="P4"><text:tab/></text:p>
      <text:p text:style-name="P4"><text:tab/>Результаты также сохранены в файле <text:span text:style-name="T3">results.ods</text:span>.</text:p>
      <text:p text:style-name="P14">4. Источники</text:p>
      <text:list xml:id="list83724942684606" text:style-name="L1">
        <text:list-item>
          <text:p text:style-name="P17">Исходный код ExternalStorage, ExternalHeap и тестов</text:p>
        </text:list-item>
        <text:list-item>
          <text:p text:style-name="P17"><text:a xlink:type="simple" xlink:href="https://github.com/Tsar/external_heap" text:style-name="Internet_20_link" text:visited-style-name="Visited_20_Internet_20_Link">https://github.com/Tsar/external_heap</text:a></text:p>
        </text:list-item>
        <text:list-item>
          <text:p text:style-name="P17">Описание кучи в external memory</text:p>
        </text:list-item>
        <text:list-item>
          <text:p text:style-name="P17"><text:a xlink:type="simple" xlink:href="http://www.diku.dk/forskning/performance-engineering/Jesper/heaplab/heapsurvey_html/node23.html" text:style-name="Internet_20_link" text:visited-style-name="Visited_20_Internet_20_Link">http://www.diku.dk/forskning/performance-engineering/Jesper/heaplab/heapsurvey_html/node23.html</text:a></text:p>
        </text:list-item>
        <text:list-item>
          <text:p text:style-name="P17">Библиотека для создания unit-тестов (C++)</text:p>
        </text:list-item>
        <text:list-item>
          <text:p text:style-name="P17"><text:a xlink:type="simple" xlink:href="https://code.google.com/p/googletest/" text:style-name="Internet_20_link" text:visited-style-name="Visited_20_Internet_20_Link">https://code.google.com/p/googletest/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1-18T10:21:16.080000000</dc:date>
    <meta:editing-duration>PT12M51S</meta:editing-duration>
    <meta:editing-cycles>2</meta:editing-cycles>
    <meta:document-statistic meta:table-count="0" meta:image-count="0" meta:object-count="0" meta:page-count="4" meta:paragraph-count="71" meta:word-count="680" meta:character-count="5309" meta:non-whitespace-character-count="4684"/>
  </office:meta>
</office:document-meta>
</file>